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basePopulatorTests.runPopu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abasePopulatorTests.scriptWithMultipleStatementsAndLong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asePopulatorTests.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PopulatorTests.assertUsersDatabaseCreated( ConnectionFactory connectionFactory , String ... last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DatabasePopulatorTests.scriptWithStandardEscaped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PopulatorTests.scriptWithMultiple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PopulatorTests.scriptWithSingleLineCommentsAndFailedDr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asePopulatorTests.defaul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PopulatorTests.users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PopulatorTests.scriptWithMySqlEscaped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PopulatorTests.assertUsersDatabaseCreated( String ... las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